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in" fo:margin-right="0in" fo:text-indent="0in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That vector databases simplify data storage, organization, and retrieval of complex data types, including images, likes, sounds, text files, pattern data, map data, genomic information, and others</text:p>
        </text:list-item>
        <text:list-item>
          <text:p text:style-name="P1">That you can use vector databases for analysis tasks that group items, classify items, and suggest relationships among items</text:p>
        </text:list-item>
        <text:list-item>
          <text:p text:style-name="P1">That vector databases, an integral part of machine learning, and for data in diverse domains, offer high performance and scalability</text:p>
        </text:list-item>
        <text:list-item>
          <text:p text:style-name="P1">That vector databases store data as mathematical objects defined by size and direction</text:p>
        </text:list-item>
        <text:list-item>
          <text:p text:style-name="P1">That vector databases use distributed computing, indexing, and parallel processing techniques to quickly manage big datasets and process queries</text:p>
        </text:list-item>
        <text:list-item>
          <text:p text:style-name="P1">That a vector is an array of numerical values relating to different features or data attributes</text:p>
        </text:list-item>
        <text:list-item>
          <text:p text:style-name="P1">That vector-based database types include in-memory, disk-based, distributed, graph-based, and time-based databases</text:p>
        </text:list-item>
        <text:list-item>
          <text:p text:style-name="P1">That vector-based databases, speed performance for recommendation systems, social network analysis, knowledge graphs, graph analysis, and other complex tasks</text:p>
        </text:list-item>
        <text:list-item>
          <text:p text:style-name="P1">That dedicated vector databases use data structures, reversed indexes, product quantization, and locality-sensitive hashing (LSH) that provides scalability, delivers speed, and enhanced customization</text:p>
        </text:list-item>
        <text:list-item>
          <text:p text:style-name="P1">That popular database vector database vendors include FAISS, Annoy, and Milvus</text:p>
        </text:list-item>
        <text:list-item>
          <text:p text:style-name="P1">That databases that support vector search are either regular database systems or data processing frameworks that let you store data as BLOBs, arrays, or user-defined types</text:p>
        </text:list-item>
        <text:list-item>
          <text:p text:style-name="P1">That notable vendors that support vector search include SingleStore with its support for IBM watsonx.ai, Elasticsearch, PostgreSQL, MySQL, RedisAI, Apache MongoDB, and Apache Cassandra</text:p>
        </text:list-item>
        <text:list-item>
          <text:p text:style-name="P1">That organizations can make data-driven apps that work well and can be expanded to many areas using their strengths</text:p>
        </text:list-item>
        <text:list-item>
          <text:p text:style-name="P1">That you can use vector databases for image and video analysis, including feature aspects, similarity searches, and real-time data processing</text:p>
        </text:list-item>
        <text:list-item>
          <text:p text:style-name="P1">That vector databases use embeddings and cross-domain suggestions to enhance the completeness of recommendation systems</text:p>
        </text:list-item>
        <text:list-item>
          <text:p text:style-name="P1">That GPS, fleet management, and real-time traffic routing suggestions are built on vector database geospatial processing capabilities</text:p>
        </text:list-item>
        <text:list-item>
          <text:p text:style-name="P1">That vector databases enable marketing and social sites to scale resources to manage user profiles, deliver trend analysis, and optimize their Cloud and other hardware use</text:p>
        </text:list-item>
        <text:list-item>
          <text:p text:style-name="P1">How to perform similarity search manually</text:p>
        </text:list-item>
        <text:list-item>
          <text:p text:style-name="P1"><text:soft-page-break/>That Chroma DB is a powerful vector database designed for various retrieval tasks</text:p>
        </text:list-item>
        <text:list-item>
          <text:p text:style-name="P1">That Chroma DB supports multi-modal retrieval, metadata filtering, vector search, and full-text search</text:p>
        </text:list-item>
        <text:list-item>
          <text:p text:style-name="P1">That deploying Chroma DB can be done using client-server architecture or standalone mode</text:p>
        </text:list-item>
        <text:list-item>
          <text:p text:style-name="P1">That Chroma DB integrates with popular frameworks and supports multiple programming languages</text:p>
        </text:list-item>
        <text:list-item>
          <text:p text:style-name="P1">That Chroma DB uses an advanced algorithm for approximate nearest neighbor search, which efficiently finds the approximately closest chunks to a query within a collection</text:p>
        </text:list-item>
        <text:list-item>
          <text:p text:style-name="P1">That Chroma DB is suitable for a wide range of applications, including recommender systems, document search, image retrieval, and AI-based chatbots</text:p>
        </text:list-item>
        <text:list-item>
          <text:p text:style-name="P1">How to perform similarity search using Chroma DB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0T08:26:28.422141300</meta:creation-date>
    <dc:date>2025-11-20T08:26:34.390862500</dc:date>
    <meta:editing-duration>PT7S</meta:editing-duration>
    <meta:editing-cycles>1</meta:editing-cycles>
    <meta:document-statistic meta:table-count="0" meta:image-count="0" meta:object-count="0" meta:page-count="2" meta:paragraph-count="26" meta:word-count="462" meta:character-count="3155" meta:non-whitespace-character-count="2742"/>
    <meta:generator>LibreOffice/25.8.2.2$Windows_X86_64 LibreOffice_project/d401f2107ccab8f924a8e2df40f573aab7605b6f</meta:generator>
  </office:meta>
</office:document-meta>
</file>